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1000000D958882DD1.png" manifest:media-type="image/png"/>
  <manifest:file-entry manifest:full-path="Pictures/2000018E00002CAA00001657A1CFA342.svm" manifest:media-type="image/x-svm"/>
  <manifest:file-entry manifest:full-path="Pictures/1000000100000211000000D9B1D89211.png" manifest:media-type="image/png"/>
  <manifest:file-entry manifest:full-path="Pictures/1000000100000199000000D9592EC3CE.png" manifest:media-type="image/png"/>
  <manifest:file-entry manifest:full-path="Pictures/200002360000369600001657D0831A71.svm" manifest:media-type="image/x-svm"/>
  <manifest:file-entry manifest:full-path="Pictures/10000001000001B1000000D99F8064BD.png" manifest:media-type="image/png"/>
  <manifest:file-entry manifest:full-path="Pictures/20000032000004FA0000055D1EC5E166.svm" manifest:media-type="image/x-svm"/>
  <manifest:file-entry manifest:full-path="Pictures/10000001000000310000003520EA2850.png" manifest:media-type="image/png"/>
  <manifest:file-entry manifest:full-path="Pictures/2000018E00002CAA00001657E93F0183.svm" manifest:media-type="image/x-svm"/>
  <manifest:file-entry manifest:full-path="Pictures/2000001A000004FA000004FA1E32C6C5.svm" manifest:media-type="image/x-svm"/>
  <manifest:file-entry manifest:full-path="Pictures/200003040000749900001657FF27B81D.svm" manifest:media-type="image/x-svm"/>
  <manifest:file-entry manifest:full-path="Pictures/1000000100000031000000311D022E12.png" manifest:media-type="image/png"/>
  <manifest:file-entry manifest:full-path="Pictures/10000001000000310000003169745217.png" manifest:media-type="image/png"/>
  <manifest:file-entry manifest:full-path="Pictures/2000000F000004FA000004FACEF176C2.svm" manifest:media-type="image/x-svm"/>
  <manifest:file-entry manifest:full-path="Pictures/10000001000001B1000000D9999AF804.png" manifest:media-type="image/png"/>
  <manifest:file-entry manifest:full-path="Pictures/2000001A000004FA000004FAF87419ED.svm" manifest:media-type="image/x-svm"/>
  <manifest:file-entry manifest:full-path="Pictures/200001A200002A2F000016577A11ABB3.svm" manifest:media-type="image/x-svm"/>
  <manifest:file-entry manifest:full-path="Pictures/200002C200002CAA00001657567E720B.svm" manifest:media-type="image/x-svm"/>
  <manifest:file-entry manifest:full-path="Pictures/100000000000005C0000005C09E31A5A.png" manifest:media-type="image/png"/>
  <manifest:file-entry manifest:full-path="Pictures/100000010000003100000031BAB65EA5.png" manifest:media-type="image/png"/>
  <manifest:file-entry manifest:full-path="Pictures/1000000100000469000000D97B2561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5.193cm" fo:min-width="25.382cm" loext:decorative="false"/>
    </style:style>
    <style:style style:name="gr2" style:family="graphic" style:parent-style-name="standard">
      <style:graphic-properties svg:stroke-color="#ffffd7" draw:fill="hatch" draw:fill-color="#333333" draw:fill-hatch-name="Red_20_90_20_Degrees_20_Crossed_20_1" draw:fill-hatch-solid="false" draw:textarea-horizontal-align="justify" draw:textarea-vertical-align="middle" draw:auto-grow-height="false" fo:min-height="3.38cm" fo:min-width="3.13cm" loext:decorative="false"/>
    </style:style>
    <style:style style:name="gr3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3.38cm" fo:min-width="6.30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0.337cm" fo:min-width="0.087cm" loext:decorative="false"/>
    </style:style>
    <style:style style:name="gr6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0.311cm" fo:min-width="2.066cm" loext:decorative="false"/>
    </style:style>
    <style:style style:name="gr7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5.465cm" fo:min-width="0.135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10" style:family="graphic" style:parent-style-name="standard">
      <style:graphic-properties svg:stroke-color="#ffffd7" draw:fill="solid" draw:fill-color="#808080" draw:textarea-horizontal-align="justify" draw:textarea-vertical-align="middle" draw:auto-grow-height="false" fo:min-height="0.87cm" fo:min-width="0.62cm" loext:decorative="false"/>
    </style:style>
    <style:style style:name="gr11" style:family="graphic" style:parent-style-name="standard">
      <style:graphic-properties draw:stroke="none" draw:fill="none" fo:min-height="0.827cm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svg:stroke-width="0.051cm" svg:stroke-color="#ffffff" draw:marker-start-width="0.276cm" draw:marker-end-width="0.276cm" draw:textarea-vertical-align="middle" fo:padding-top="0.15cm" fo:padding-bottom="0.15cm" fo:padding-left="0.275cm" fo:padding-right="0.275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vertical-align="top" fo:min-height="0.827cm" loext:decorative="false"/>
      <style:paragraph-properties style:writing-mode="lr-tb"/>
    </style:style>
    <style:style style:name="gr17" style:family="graphic">
      <style:graphic-properties style:writing-mode="lr-tb" loext:decorative="false"/>
    </style:style>
    <style:style style:name="gr18" style:family="graphic">
      <style:graphic-properties style:protect="size" loext:decorative="false"/>
    </style:style>
    <style:style style:name="gr19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5.193cm" fo:min-width="29.073cm" loext:decorative="false"/>
    </style:style>
    <style:style style:name="gr20" style:family="graphic" style:parent-style-name="objectwithoutfill">
      <style:graphic-properties svg:stroke-color="#b2b2b2" draw:fill="none" draw:textarea-vertical-align="middle" loext:decorative="false"/>
    </style:style>
    <style:style style:name="gr21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5.193cm" fo:min-width="10.658cm" loext:decorative="false"/>
    </style:style>
    <style:style style:name="gr22" style:family="graphic" style:parent-style-name="standard">
      <style:graphic-properties draw:stroke="none" draw:fill="none" fo:min-height="0.589cm" loext:decorative="false"/>
      <style:paragraph-properties style:writing-mode="lr-tb"/>
    </style:style>
    <style:style style:name="gr23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5.193cm" fo:min-width="13.198cm" loext:decorative="false"/>
    </style:style>
    <style:style style:name="gr24" style:family="graphic" style:parent-style-name="standard">
      <style:graphic-properties svg:stroke-color="#ffffd7" draw:fill="solid" draw:fill-color="#333333" draw:textarea-horizontal-align="justify" draw:textarea-vertical-align="middle" draw:auto-grow-height="false" fo:min-height="5.193cm" fo:min-width="10.023cm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hatch" draw:fill-color="#333333" draw:fill-hatch-name="Red_20_90_20_Degrees_20_Crossed_20_1" draw:fill-hatch-solid="false"/>
      <style:paragraph-properties fo:text-align="center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22pt" style:font-size-asian="22pt" style:font-size-complex="22pt"/>
    </style:style>
    <style:style style:name="P5" style:family="paragraph">
      <style:text-properties fo:color="#ffffff" loext:opacity="100%" fo:font-size="8pt"/>
    </style:style>
    <style:style style:name="P6" style:family="paragraph">
      <loext:graphic-properties draw:fill="none" draw:fill-color="#ffffff"/>
      <style:text-properties fo:color="#ffffff" loext:opacity="100%" fo:font-size="8pt"/>
    </style:style>
    <style:style style:name="P7" style:family="paragraph">
      <loext:graphic-properties draw:fill="solid" draw:fill-color="#111111"/>
      <style:paragraph-properties fo:text-align="center"/>
    </style:style>
    <style:style style:name="P8" style:family="paragraph">
      <style:paragraph-properties fo:text-align="center"/>
      <style:text-properties fo:color="#ffffff" loext:opacity="100%" fo:font-size="12pt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fo:font-size="10.5pt" style:font-size-asian="20pt" style:font-size-complex="20pt"/>
    </style:style>
    <style:style style:name="P10" style:family="paragraph">
      <style:text-properties fo:font-size="24pt"/>
    </style:style>
    <style:style style:name="P11" style:family="paragraph">
      <loext:graphic-properties draw:fill="none"/>
      <style:text-properties fo:font-size="15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fo:color="#ffffff" loext:opacity="100%" fo:font-size="12pt" style:font-size-asian="20pt" style:font-size-complex="20pt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none"/>
      <style:text-properties fo:font-size="24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style:text-properties fo:color="#ffffff" loext:opacity="100%" fo:font-size="6pt"/>
    </style:style>
    <style:style style:name="P17" style:family="paragraph">
      <loext:graphic-properties draw:fill="none" draw:fill-color="#ffffff"/>
      <style:text-properties fo:color="#ffffff" loext:opacity="100%" fo:font-size="4.90000009536743pt" style:font-size-asian="15pt" style:font-size-complex="15pt"/>
    </style:style>
    <style:style style:name="P18" style:family="paragraph">
      <style:text-properties fo:font-size="24pt" fo:font-weight="bold"/>
    </style:style>
    <style:style style:name="P19" style:family="paragraph">
      <loext:graphic-properties draw:fill="none"/>
      <style:text-properties fo:font-size="24pt" fo:font-weight="bold" style:font-size-asian="15pt" style:font-size-complex="15pt"/>
    </style:style>
    <style:style style:name="P20" style:family="paragraph">
      <loext:graphic-properties draw:fill="none"/>
      <style:text-properties fo:font-size="24pt" fo:font-weight="bold" style:font-size-asian="12pt" style:font-size-complex="12pt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color="#ffffff" loext:opacity="100%" fo:font-size="6pt" style:font-size-asian="16pt" style:font-size-complex="16pt"/>
    </style:style>
    <style:style style:name="P24" style:family="paragraph">
      <style:text-properties fo:font-size="15pt"/>
    </style:style>
    <style:style style:name="P25" style:family="paragraph">
      <loext:graphic-properties draw:fill="none"/>
      <style:text-properties fo:font-size="24pt" style:font-size-asian="11pt" style:font-size-complex="11pt"/>
    </style:style>
    <style:style style:name="P26" style:family="paragraph">
      <style:paragraph-properties fo:text-align="center"/>
      <style:text-properties fo:color="#ffffff" loext:opacity="100%" fo:font-size="22pt"/>
    </style:style>
    <style:style style:name="P27" style:family="paragraph">
      <style:paragraph-properties fo:text-align="center"/>
      <style:text-properties fo:color="#ffffff" loext:opacity="100%" fo:font-size="10.5pt"/>
    </style:style>
    <style:style style:name="P28" style:family="paragraph">
      <loext:graphic-properties draw:fill="none" draw:fill-color="#ffffff"/>
      <style:text-properties fo:color="#ffffff" loext:opacity="100%" fo:font-size="8pt" style:font-size-asian="20pt" style:font-size-complex="20pt"/>
    </style:style>
    <style:style style:name="P29" style:family="paragraph">
      <loext:graphic-properties draw:fill="none" draw:fill-color="#ffffff"/>
      <style:text-properties fo:color="#ffffff" loext:opacity="100%" fo:font-size="5.40000009536743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Liberation Sans" fo:font-size="8pt" style:font-name-asian="Liberation Sans" style:font-name-complex="Liberation Sans"/>
    </style:style>
    <style:style style:name="T5" style:family="text">
      <style:text-properties fo:color="#ffffff" loext:opacity="100%" fo:font-size="8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.5pt" style:font-size-asian="20pt" style:font-size-complex="20pt"/>
    </style:style>
    <style:style style:name="T8" style:family="text">
      <style:text-properties fo:color="#ffffff" loext:opacity="100%" style:font-name="Liberation Sans" fo:font-size="15pt" style:font-name-asian="Liberation Sans" style:font-size-asian="11pt" style:font-name-complex="Liberation Sans" style:font-size-complex="11pt"/>
    </style:style>
    <style:style style:name="T9" style:family="text">
      <style:text-properties fo:color="#ffffff" loext:opacity="100%" style:font-name="Liberation Sans" fo:font-size="21pt" style:font-name-asian="Liberation Sans" style:font-size-asian="15pt" style:font-name-complex="Liberation Sans" style:font-size-complex="15pt"/>
    </style:style>
    <style:style style:name="T10" style:family="text">
      <style:text-properties fo:font-size="4.90000009536743pt" style:font-size-asian="15pt" style:font-size-complex="15pt"/>
    </style:style>
    <style:style style:name="T11" style:family="text">
      <style:text-properties fo:color="#ffffff" loext:opacity="100%" style:font-name="Liberation Sans" fo:font-size="16pt" style:font-name-asian="Liberation Sans" style:font-size-asian="12pt" style:font-name-complex="Liberation Sans" style:font-size-complex="12pt"/>
    </style:style>
    <style:style style:name="T12" style:family="text">
      <style:text-properties fo:font-size="6pt" style:font-size-asian="16pt" style:font-size-complex="16pt"/>
    </style:style>
    <style:style style:name="T13" style:family="text">
      <style:text-properties fo:font-size="8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6.154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7.6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1" draw:layer="layout" svg:width="6.985cm" svg:height="3.81cm" svg:x="12.7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20.9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25.165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5.165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4.4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5.6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2.54cm" svg:height="0.635cm" svg:x="2.911cm" svg:y="3.874cm">
          <draw:text-box>
            <text:p text:style-name="P5">Image<text:span text:style-name="T2">►</text:span>Text</text:p>
          </draw:text-box>
        </draw:frame>
        <draw:frame draw:style-name="gr4" draw:text-style-name="P6" draw:layer="layout" svg:width="2.54cm" svg:height="0.635cm" svg:x="2.911cm" svg:y="5.024cm">
          <draw:text-box>
            <text:p text:style-name="P5"><text:span text:style-name="T3">Text</text:span><text:span text:style-name="T4">►</text:span><text:span text:style-name="T5">Image</text:span></text:p>
          </draw:text-box>
        </draw:frame>
        <draw:frame draw:style-name="gr4" draw:text-style-name="P6" draw:layer="layout" svg:width="2.54cm" svg:height="0.635cm" svg:x="2.911cm" svg:y="6.175cm">
          <draw:text-box>
            <text:p text:style-name="P5"><text:span text:style-name="T6">Image</text:span><text:span text:style-name="T4">►</text:span><text:span text:style-name="T5">Image</text:span></text:p>
          </draw:text-box>
        </draw:frame>
        <draw:custom-shape draw:style-name="gr6" draw:text-style-name="P1" draw:layer="layout" svg:width="2.64cm" svg:height="0.635cm" svg:x="2.911cm" svg:y="6.7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frame draw:style-name="gr9" draw:text-style-name="P11" draw:layer="layout" svg:width="0.783cm" svg:height="0.839cm" draw:transform="rotate (-1.5707963267949) translate (2.675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6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6.801cm 7.685cm)">
          <draw:text-box>
            <text:p text:style-name="P8"><text:span text:style-name="T7">Select Image</text:span></text:p>
          </draw:text-box>
        </draw:frame>
        <draw:frame draw:style-name="gr9" draw:text-style-name="P11" draw:layer="layout" svg:width="0.783cm" svg:height="0.839cm" draw:transform="rotate (-1.5707963267949) translate (7.62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11.9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11.881cm 7.62cm)">
          <draw:text-box>
            <text:p text:style-name="P8"><text:span text:style-name="T7">Description</text:span></text:p>
          </draw:text-box>
        </draw:frame>
        <draw:frame draw:style-name="gr9" draw:text-style-name="P11" draw:layer="layout" svg:width="0.783cm" svg:height="0.839cm" draw:transform="rotate (-1.5707963267949) translate (12.7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20.031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9.982cm 7.685cm)">
          <draw:text-box>
            <text:p text:style-name="P8"><text:span text:style-name="T7">New Image</text:span></text:p>
          </draw:text-box>
        </draw:frame>
        <draw:frame draw:style-name="gr9" draw:text-style-name="P11" draw:layer="layout" svg:width="0.783cm" svg:height="0.839cm" draw:transform="rotate (-1.5707963267949) translate (20.801cm 3.662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5cm 4.301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5.402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6.602cm)">
          <draw:text-box>
            <text:p text:style-name="P10"><text:span text:style-name="T8">►</text:span></text:p>
          </draw:text-box>
        </draw:frame>
        <draw:custom-shape draw:style-name="gr10" draw:text-style-name="P13" draw:layer="layout" svg:width="1.27cm" svg:height="1.27cm" svg:x="6.35cm" svg:y="9.6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1" draw:text-style-name="P14" draw:layer="layout" svg:width="0.783cm" svg:height="1.077cm" draw:transform="rotate (-1.5707963267949) translate (7.542cm 9.525cm)">
          <draw:text-box>
            <text:p text:style-name="P10"><text:span text:style-name="T9">►</text:span></text:p>
          </draw:text-box>
        </draw:frame>
        <draw:g draw:style-name="gr12">
          <draw:line draw:style-name="gr13" draw:text-style-name="P15" draw:layer="layout" svg:x1="6.65cm" svg:y1="10.572cm" svg:x2="7.285cm" svg:y2="10.572cm">
            <text:p/>
          </draw:line>
          <draw:line draw:style-name="gr13" draw:text-style-name="P15" draw:layer="layout" svg:x1="6.65cm" svg:y1="10.36cm" svg:x2="6.65cm" svg:y2="10.572cm">
            <text:p/>
          </draw:line>
          <draw:line draw:style-name="gr13" draw:text-style-name="P15" draw:layer="layout" svg:x1="7.285cm" svg:y1="10.36cm" svg:x2="7.285cm" svg:y2="10.572cm">
            <text:p/>
          </draw:line>
        </draw:g>
        <draw:frame draw:style-name="gr14" draw:text-style-name="P15" draw:layer="layout" svg:width="0.635cm" svg:height="0.684cm" svg:x="5.631cm" svg:y="4.385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23cm" svg:y="5.536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32cm" svg:y="6.701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5" draw:text-style-name="P17" draw:layer="layout" svg:width="3.871cm" svg:height="0.965cm" svg:x="2.611cm" svg:y="7.875cm">
          <draw:text-box>
            <text:p text:style-name="P16"><text:span text:style-name="T10">INFO / ERROR / WARNING Messages (Hidden unless there is something to show)</text:span></text:p>
          </draw:text-box>
        </draw:frame>
        <draw:custom-shape draw:style-name="gr10" draw:text-style-name="P13" draw:layer="layout" svg:width="1.27cm" svg:height="1.27cm" svg:x="8.255cm" svg:y="9.5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1" draw:text-style-name="P19" draw:layer="layout" svg:width="0.783cm" svg:height="1.077cm" draw:transform="rotate (-3.14159265358979) translate (9.429cm 10.695cm)">
          <draw:text-box>
            <text:p text:style-name="P18"><text:span text:style-name="T9">X</text:span></text:p>
          </draw:text-box>
        </draw:frame>
        <draw:custom-shape draw:style-name="gr10" draw:text-style-name="P13" draw:layer="layout" svg:width="1.27cm" svg:height="1.27cm" svg:x="10.16cm" svg:y="9.5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16" draw:text-style-name="P20" draw:layer="layout" svg:width="0.783cm" svg:height="1.077cm" draw:transform="rotate (-3.14159265358979) translate (11.343cm 10.795cm)">
          <draw:text-box>
            <text:p text:style-name="P18"><text:span text:style-name="T11">▬</text:span></text:p>
          </draw:text-box>
        </draw:frame>
        <draw:frame draw:style-name="gr14" draw:text-style-name="P15" draw:layer="layout" svg:width="0.636cm" svg:height="0.636cm" svg:x="25.165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25.165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g draw:style-name="gr17">
          <draw:custom-shape draw:style-name="gr10" draw:text-style-name="P13" draw:layer="layout" svg:width="1.27cm" svg:height="1.27cm" svg:x="12.7cm" svg:y="9.5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367.58457907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frame draw:style-name="gr14" draw:text-style-name="P15" draw:layer="layout" svg:width="0.694cm" svg:height="0.694cm" svg:x="13.005cm" svg:y="9.802cm">
            <draw:image xlink:href="Pictures/100000000000005C0000005C09E31A5A.png" xlink:type="simple" xlink:show="embed" xlink:actuate="onLoad" draw:mime-type="image/png">
              <text:p/>
            </draw:image>
          </draw:frame>
        </draw:g>
        <draw:frame draw:style-name="gr14" draw:text-style-name="P15" draw:layer="layout" svg:width="0.638cm" svg:height="0.638cm" svg:x="25.165cm" svg:y="6.215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1" draw:layer="layout" svg:width="29.845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7.6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1" draw:layer="layout" svg:width="6.985cm" svg:height="3.81cm" svg:x="12.7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20.9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25.165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25.165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4.4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5.6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2.54cm" svg:height="0.635cm" svg:x="2.911cm" svg:y="3.874cm">
          <draw:text-box>
            <text:p text:style-name="P5">Image<text:span text:style-name="T2">►</text:span>Text</text:p>
          </draw:text-box>
        </draw:frame>
        <draw:frame draw:style-name="gr4" draw:text-style-name="P6" draw:layer="layout" svg:width="2.54cm" svg:height="0.635cm" svg:x="2.911cm" svg:y="5.024cm">
          <draw:text-box>
            <text:p text:style-name="P5"><text:span text:style-name="T3">Text</text:span><text:span text:style-name="T4">►</text:span><text:span text:style-name="T5">Image</text:span></text:p>
          </draw:text-box>
        </draw:frame>
        <draw:frame draw:style-name="gr4" draw:text-style-name="P6" draw:layer="layout" svg:width="2.54cm" svg:height="0.635cm" svg:x="2.911cm" svg:y="6.175cm">
          <draw:text-box>
            <text:p text:style-name="P5"><text:span text:style-name="T6">Image</text:span><text:span text:style-name="T4">►</text:span><text:span text:style-name="T5">Image</text:span></text:p>
          </draw:text-box>
        </draw:frame>
        <draw:custom-shape draw:style-name="gr6" draw:text-style-name="P1" draw:layer="layout" svg:width="2.64cm" svg:height="0.635cm" svg:x="2.911cm" svg:y="6.7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frame draw:style-name="gr9" draw:text-style-name="P11" draw:layer="layout" svg:width="0.783cm" svg:height="0.839cm" draw:transform="rotate (-1.5707963267949) translate (2.675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6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6.801cm 7.685cm)">
          <draw:text-box>
            <text:p text:style-name="P8"><text:span text:style-name="T7">Select Image</text:span></text:p>
          </draw:text-box>
        </draw:frame>
        <draw:frame draw:style-name="gr9" draw:text-style-name="P11" draw:layer="layout" svg:width="0.783cm" svg:height="0.839cm" draw:transform="rotate (-1.5707963267949) translate (7.62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11.9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11.881cm 7.62cm)">
          <draw:text-box>
            <text:p text:style-name="P8"><text:span text:style-name="T7">Description</text:span></text:p>
          </draw:text-box>
        </draw:frame>
        <draw:frame draw:style-name="gr9" draw:text-style-name="P11" draw:layer="layout" svg:width="0.783cm" svg:height="0.839cm" draw:transform="rotate (-1.5707963267949) translate (12.7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20.031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9.982cm 7.685cm)">
          <draw:text-box>
            <text:p text:style-name="P8"><text:span text:style-name="T7">New Image</text:span></text:p>
          </draw:text-box>
        </draw:frame>
        <draw:frame draw:style-name="gr9" draw:text-style-name="P11" draw:layer="layout" svg:width="0.783cm" svg:height="0.839cm" draw:transform="rotate (-1.5707963267949) translate (20.801cm 3.662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5cm 4.301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5.402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6.602cm)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5cm" svg:height="0.684cm" svg:x="5.631cm" svg:y="4.385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23cm" svg:y="5.536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32cm" svg:y="6.701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6cm" svg:height="0.636cm" svg:x="25.165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25.165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14" draw:text-style-name="P15" draw:layer="layout" svg:width="0.638cm" svg:height="0.638cm" svg:x="25.165cm" svg:y="6.215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custom-shape draw:style-name="gr6" draw:text-style-name="P1" draw:layer="layout" svg:width="2.64cm" svg:height="0.635cm" svg:x="26.465cm" svg:y="4.385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6.465cm" svg:y="5.536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2.54cm" svg:height="0.635cm" svg:x="26.465cm" svg:y="3.81cm">
          <draw:text-box>
            <text:p text:style-name="P5">Setting 1</text:p>
          </draw:text-box>
        </draw:frame>
        <draw:frame draw:style-name="gr4" draw:text-style-name="P6" draw:layer="layout" svg:width="2.54cm" svg:height="0.635cm" svg:x="26.465cm" svg:y="4.96cm">
          <draw:text-box>
            <text:p text:style-name="P5"><text:span text:style-name="T5">Setting 2</text:span></text:p>
          </draw:text-box>
        </draw:frame>
        <draw:frame draw:style-name="gr4" draw:text-style-name="P6" draw:layer="layout" svg:width="2.54cm" svg:height="0.635cm" svg:x="26.465cm" svg:y="6.111cm">
          <draw:text-box>
            <text:p text:style-name="P5"><text:span text:style-name="T5">Setting 3</text:span></text:p>
          </draw:text-box>
        </draw:frame>
        <draw:custom-shape draw:style-name="gr6" draw:text-style-name="P1" draw:layer="layout" svg:width="2.64cm" svg:height="0.635cm" svg:x="26.465cm" svg:y="6.685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9" draw:text-style-name="P11" draw:layer="layout" svg:width="0.783cm" svg:height="0.839cm" draw:transform="rotate (-1.5707963267949) translate (29.209cm 4.237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29.21cm 5.338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29.21cm 6.538cm)">
          <draw:text-box>
            <text:p text:style-name="P10"><text:span text:style-name="T8">►</text:span></text:p>
          </draw:text-box>
        </draw:frame>
        <draw:line draw:style-name="gr20" draw:text-style-name="P22" draw:layer="layout" svg:x1="26.165cm" svg:y1="3.81cm" svg:x2="26.165cm" svg:y2="8.255cm">
          <text:p/>
        </draw:line>
        <draw:frame draw:style-name="gr14" draw:text-style-name="P15" draw:layer="layout" svg:width="29.848cm" svg:height="5.718cm" svg:x="-0.001cm" svg:y="9.274cm">
          <draw:image xlink:href="Pictures/200003040000749900001657FF27B81D.svm" xlink:type="simple" xlink:show="embed" xlink:actuate="onLoad" draw:mime-type="image/x-svm">
            <text:p/>
          </draw:image>
          <draw:image xlink:href="Pictures/1000000100000469000000D97B25612F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1" draw:text-style-name="P1" draw:layer="layout" svg:width="11.43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10.32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0.32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4.4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2.911cm" svg:y="5.6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2.54cm" svg:height="0.635cm" svg:x="2.911cm" svg:y="3.874cm">
          <draw:text-box>
            <text:p text:style-name="P5">Image<text:span text:style-name="T2">►</text:span>Text</text:p>
          </draw:text-box>
        </draw:frame>
        <draw:frame draw:style-name="gr4" draw:text-style-name="P6" draw:layer="layout" svg:width="2.54cm" svg:height="0.635cm" svg:x="2.911cm" svg:y="5.024cm">
          <draw:text-box>
            <text:p text:style-name="P5"><text:span text:style-name="T3">Text</text:span><text:span text:style-name="T4">►</text:span><text:span text:style-name="T5">Image</text:span></text:p>
          </draw:text-box>
        </draw:frame>
        <draw:frame draw:style-name="gr4" draw:text-style-name="P6" draw:layer="layout" svg:width="2.54cm" svg:height="0.635cm" svg:x="2.911cm" svg:y="6.175cm">
          <draw:text-box>
            <text:p text:style-name="P5"><text:span text:style-name="T6">Image</text:span><text:span text:style-name="T4">►</text:span><text:span text:style-name="T5">Image</text:span></text:p>
          </draw:text-box>
        </draw:frame>
        <draw:custom-shape draw:style-name="gr6" draw:text-style-name="P1" draw:layer="layout" svg:width="2.64cm" svg:height="0.635cm" svg:x="2.911cm" svg:y="6.749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frame draw:style-name="gr9" draw:text-style-name="P11" draw:layer="layout" svg:width="0.783cm" svg:height="0.839cm" draw:transform="rotate (-1.5707963267949) translate (2.675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6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6.801cm 7.685cm)">
          <draw:text-box>
            <text:p text:style-name="P8"><text:span text:style-name="T7">Select Image</text:span></text:p>
          </draw:text-box>
        </draw:frame>
        <draw:frame draw:style-name="gr9" draw:text-style-name="P11" draw:layer="layout" svg:width="0.783cm" svg:height="0.839cm" svg:x="6.709cm" svg:y="3.633cm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5cm 4.301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5.402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5.656cm 6.602cm)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5cm" svg:height="0.684cm" svg:x="5.631cm" svg:y="4.385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23cm" svg:y="5.536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5cm" svg:height="0.684cm" svg:x="5.632cm" svg:y="6.701cm">
          <draw:image xlink:href="Pictures/20000032000004FA0000055D1EC5E166.svm" xlink:type="simple" xlink:show="embed" xlink:actuate="onLoad" draw:mime-type="image/x-svm">
            <text:p/>
          </draw:image>
          <draw:image xlink:href="Pictures/10000001000000310000003520EA2850.png" xlink:type="simple" xlink:show="embed" xlink:actuate="onLoad" draw:mime-type="image/png"/>
        </draw:frame>
        <draw:frame draw:style-name="gr14" draw:text-style-name="P15" draw:layer="layout" svg:width="0.636cm" svg:height="0.636cm" svg:x="10.32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10.32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15" draw:text-style-name="P23" draw:layer="layout" svg:width="3.871cm" svg:height="0.965cm" svg:x="2.612cm" svg:y="7.876cm">
          <draw:text-box>
            <text:p text:style-name="P16"><text:span text:style-name="T12">INFO / ERROR / WARNING Messages (Hidden unless there is something to show)</text:span></text:p>
          </draw:text-box>
        </draw:frame>
        <draw:frame draw:style-name="gr14" draw:text-style-name="P15" draw:layer="layout" svg:width="0.638cm" svg:height="0.638cm" svg:x="10.32cm" svg:y="6.347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custom-shape draw:style-name="gr7" draw:text-style-name="P7" draw:layer="layout" svg:width="0.635cm" svg:height="5.715cm" svg:x="7.931cm" svg:y="3.176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7.882cm 7.621cm)">
          <draw:text-box>
            <text:p text:style-name="P8"><text:span text:style-name="T7">Description</text:span></text:p>
          </draw:text-box>
        </draw:frame>
        <draw:frame draw:style-name="gr9" draw:text-style-name="P11" draw:layer="layout" svg:width="0.783cm" svg:height="0.839cm" svg:x="7.79cm" svg:y="3.634cm">
          <draw:text-box>
            <text:p text:style-name="P24"><text:span text:style-name="T8">►</text:span></text:p>
          </draw:text-box>
        </draw:frame>
        <draw:custom-shape draw:style-name="gr7" draw:text-style-name="P7" draw:layer="layout" svg:width="0.635cm" svg:height="5.715cm" svg:x="9.032cm" svg:y="3.17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8.983cm 7.686cm)">
          <draw:text-box>
            <text:p text:style-name="P8"><text:span text:style-name="T7">New Image</text:span></text:p>
          </draw:text-box>
        </draw:frame>
        <draw:frame draw:style-name="gr22" draw:text-style-name="P25" draw:layer="layout" svg:width="0.783cm" svg:height="0.839cm" svg:x="8.891cm" svg:y="3.634cm">
          <draw:text-box>
            <text:p text:style-name="P10"><text:span text:style-name="T8">►</text:span></text:p>
          </draw:text-box>
        </draw:frame>
        <draw:frame draw:style-name="gr14" draw:text-style-name="P15" draw:layer="layout" svg:width="11.433cm" svg:height="5.718cm" svg:x="-0.001cm" svg:y="9.573cm">
          <draw:image xlink:href="Pictures/200002C200002CAA00001657567E720B.svm" xlink:type="simple" xlink:show="embed" xlink:actuate="onLoad" draw:mime-type="image/x-svm">
            <text:p/>
          </draw:image>
          <draw:image xlink:href="Pictures/10000001000001B1000000D9999AF804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1" draw:text-style-name="P1" draw:layer="layout" svg:width="11.43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3.7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26"><text:span text:style-name="T1">IMGENIE</text:span></text:p>
          </draw:text-box>
        </draw:frame>
        <draw:custom-shape draw:style-name="gr5" draw:text-style-name="P1" draw:layer="layout" svg:width="0.635cm" svg:height="0.635cm" svg:x="10.087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0.087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27"><text:span text:style-name="T7">Load Models</text:span></text:p>
          </draw:text-box>
        </draw:frame>
        <draw:custom-shape draw:style-name="gr7" draw:text-style-name="P7" draw:layer="layout" svg:width="0.635cm" svg:height="5.715cm" svg:x="2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2.801cm 7.685cm)">
          <draw:text-box>
            <text:p text:style-name="P27"><text:span text:style-name="T7">Select Image</text:span></text:p>
          </draw:text-box>
        </draw:frame>
        <draw:frame draw:style-name="gr9" draw:text-style-name="P11" draw:layer="layout" svg:width="0.783cm" svg:height="0.839cm" draw:transform="rotate (-1.5707963267949) translate (3.62cm 3.662cm)">
          <draw:text-box>
            <text:p text:style-name="P24"><text:span text:style-name="T8">►</text:span></text:p>
          </draw:text-box>
        </draw:frame>
        <draw:custom-shape draw:style-name="gr7" draw:text-style-name="P7" draw:layer="layout" svg:width="0.635cm" svg:height="5.715cm" svg:x="7.9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7.881cm 7.62cm)">
          <draw:text-box>
            <text:p text:style-name="P8"><text:span text:style-name="T7">Description</text:span></text:p>
          </draw:text-box>
        </draw:frame>
        <draw:frame draw:style-name="gr9" draw:text-style-name="P11" draw:layer="layout" svg:width="0.783cm" svg:height="0.839cm" svg:x="7.789cm" svg:y="3.633cm">
          <draw:text-box>
            <text:p text:style-name="P24"><text:span text:style-name="T8">►</text:span></text:p>
          </draw:text-box>
        </draw:frame>
        <draw:frame draw:style-name="gr14" draw:text-style-name="P15" draw:layer="layout" svg:width="0.636cm" svg:height="0.636cm" svg:x="10.087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10.087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9" draw:text-style-name="P11" draw:layer="layout" svg:width="0.783cm" svg:height="0.839cm" svg:x="1.73cm" svg:y="3.634cm">
          <draw:text-box>
            <text:p text:style-name="P24"><text:span text:style-name="T8">►</text:span></text:p>
          </draw:text-box>
        </draw:frame>
        <draw:frame draw:style-name="gr15" draw:text-style-name="P23" draw:layer="layout" svg:width="3.871cm" svg:height="0.965cm" svg:x="3.717cm" svg:y="7.876cm">
          <draw:text-box>
            <text:p text:style-name="P16"><text:span text:style-name="T12">INFO / ERROR / WARNING Messages (Hidden unless there is something to show)</text:span></text:p>
          </draw:text-box>
        </draw:frame>
        <draw:frame draw:style-name="gr14" draw:text-style-name="P15" draw:layer="layout" svg:width="0.638cm" svg:height="0.638cm" svg:x="10.09cm" svg:y="6.347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custom-shape draw:style-name="gr7" draw:text-style-name="P7" draw:layer="layout" svg:width="0.635cm" svg:height="5.715cm" svg:x="8.932cm" svg:y="3.176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8.883cm 7.686cm)">
          <draw:text-box>
            <text:p text:style-name="P8"><text:span text:style-name="T7">New Image</text:span></text:p>
          </draw:text-box>
        </draw:frame>
        <draw:frame draw:style-name="gr22" draw:text-style-name="P25" draw:layer="layout" svg:width="0.783cm" svg:height="0.839cm" svg:x="8.791cm" svg:y="3.634cm">
          <draw:text-box>
            <text:p text:style-name="P10"><text:span text:style-name="T8">►</text:span></text:p>
          </draw:text-box>
        </draw:frame>
        <draw:frame draw:style-name="gr14" draw:text-style-name="P15" draw:layer="layout" svg:width="11.433cm" svg:height="5.718cm" svg:x="-0.001cm" svg:y="9.522cm">
          <draw:image xlink:href="Pictures/2000018E00002CAA00001657E93F0183.svm" xlink:type="simple" xlink:show="embed" xlink:actuate="onLoad" draw:mime-type="image/x-svm">
            <text:p/>
          </draw:image>
          <draw:image xlink:href="Pictures/10000001000001B1000000D99F8064BD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3" draw:text-style-name="P1" draw:layer="layout" svg:width="13.97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1" draw:layer="layout" svg:width="6.985cm" svg:height="3.81cm" svg:x="4.6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12.865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2.865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frame draw:style-name="gr22" draw:text-style-name="P25" draw:layer="layout" svg:width="0.783cm" svg:height="0.839cm" svg:x="1.764cm" svg:y="3.633cm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2.7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2.701cm 7.685cm)">
          <draw:text-box>
            <text:p text:style-name="P8"><text:span text:style-name="T7">Select Image</text:span></text:p>
          </draw:text-box>
        </draw:frame>
        <draw:frame draw:style-name="gr22" draw:text-style-name="P25" draw:layer="layout" svg:width="0.783cm" svg:height="0.839cm" svg:x="2.609cm" svg:y="3.633cm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3.6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3.581cm 7.62cm)">
          <draw:text-box>
            <text:p text:style-name="P8"><text:span text:style-name="T7">Description</text:span></text:p>
          </draw:text-box>
        </draw:frame>
        <draw:frame draw:style-name="gr9" draw:text-style-name="P11" draw:layer="layout" svg:width="0.783cm" svg:height="0.839cm" draw:transform="rotate (-1.5707963267949) translate (4.4cm 3.662cm)">
          <draw:text-box>
            <text:p text:style-name="P10"><text:span text:style-name="T8">►</text:span></text:p>
          </draw:text-box>
        </draw:frame>
        <draw:custom-shape draw:style-name="gr7" draw:text-style-name="P7" draw:layer="layout" svg:width="0.635cm" svg:height="5.715cm" svg:x="11.931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1.882cm 7.685cm)">
          <draw:text-box>
            <text:p text:style-name="P8"><text:span text:style-name="T7">New Image</text:span></text:p>
          </draw:text-box>
        </draw:frame>
        <draw:frame draw:style-name="gr22" draw:text-style-name="P25" draw:layer="layout" svg:width="0.783cm" svg:height="0.839cm" svg:x="11.79cm" svg:y="3.633cm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6cm" svg:height="0.636cm" svg:x="12.865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12.865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15" draw:text-style-name="P23" draw:layer="layout" svg:width="6.812cm" svg:height="0.965cm" svg:x="4.618cm" svg:y="7.877cm">
          <draw:text-box>
            <text:p text:style-name="P16"><text:span text:style-name="T12">INFO / ERROR / WARNING Messages (Hidden unless there is something to show)</text:span></text:p>
          </draw:text-box>
        </draw:frame>
        <draw:frame draw:style-name="gr15" draw:text-style-name="P28" draw:layer="layout" svg:width="6.657cm" svg:height="1.443cm" svg:x="4.773cm" svg:y="4.115cm">
          <draw:text-box>
            <text:p text:style-name="P16"><text:span text:style-name="T13">This is an editable text box. It hosts the image description generated by the previous step image to text generation model.</text:span></text:p>
            <text:p text:style-name="P16"><text:span text:style-name="T12"/></text:p>
          </draw:text-box>
        </draw:frame>
        <draw:frame draw:style-name="gr14" draw:text-style-name="P15" draw:layer="layout" svg:width="0.638cm" svg:height="0.638cm" svg:x="12.87cm" svg:y="6.347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frame draw:style-name="gr14" draw:text-style-name="P15" draw:layer="layout" svg:width="13.973cm" svg:height="5.718cm" svg:x="-0.001cm" svg:y="9.523cm">
          <draw:image xlink:href="Pictures/200002360000369600001657D0831A71.svm" xlink:type="simple" xlink:show="embed" xlink:actuate="onLoad" draw:mime-type="image/x-svm">
            <text:p/>
          </draw:image>
          <draw:image xlink:href="Pictures/1000000100000211000000D9B1D89211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1" draw:text-style-name="P1" draw:layer="layout" svg:width="11.43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3.81cm" svg:x="5.92cm" svg:y="3.81cm">
          <text:p/>
          <draw:enhanced-geometry svg:viewBox="0 0 21600 21600" draw:path-stretchpoint-x="10800" draw:path-stretchpoint-y="10800" draw:text-areas="?f3 ?f4 ?f5 ?f6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10.165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10.165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custom-shape draw:style-name="gr7" draw:text-style-name="P7" draw:layer="layout" svg:width="0.635cm" svg:height="5.715cm" svg:x="2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2.801cm 7.685cm)">
          <draw:text-box>
            <text:p text:style-name="P8"><text:span text:style-name="T7">Select Image</text:span></text:p>
          </draw:text-box>
        </draw:frame>
        <draw:custom-shape draw:style-name="gr7" draw:text-style-name="P7" draw:layer="layout" svg:width="0.635cm" svg:height="5.715cm" svg:x="3.8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3.781cm 7.62cm)">
          <draw:text-box>
            <text:p text:style-name="P8"><text:span text:style-name="T7">Description</text:span></text:p>
          </draw:text-box>
        </draw:frame>
        <draw:custom-shape draw:style-name="gr7" draw:text-style-name="P7" draw:layer="layout" svg:width="0.635cm" svg:height="5.715cm" svg:x="4.831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4.782cm 7.685cm)">
          <draw:text-box>
            <text:p text:style-name="P8"><text:span text:style-name="T7">New Image</text:span></text:p>
          </draw:text-box>
        </draw:frame>
        <draw:frame draw:style-name="gr9" draw:text-style-name="P11" draw:layer="layout" svg:width="0.783cm" svg:height="0.839cm" draw:transform="rotate (-1.5707963267949) translate (5.601cm 3.662cm)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6cm" svg:height="0.636cm" svg:x="10.165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10.165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15" draw:text-style-name="P29" draw:layer="layout" svg:width="3.842cm" svg:height="0.965cm" svg:x="5.888cm" svg:y="7.878cm">
          <draw:text-box>
            <text:p text:style-name="P16"><text:span text:style-name="T12">INFO / ERROR / WARNING Messages (Hidden unless there is something to show)</text:span></text:p>
          </draw:text-box>
        </draw:frame>
        <draw:frame draw:style-name="gr22" draw:text-style-name="P25" draw:layer="layout" svg:width="0.783cm" svg:height="0.839cm" svg:x="1.764cm" svg:y="3.634cm">
          <draw:text-box>
            <text:p text:style-name="P10"><text:span text:style-name="T8">►</text:span></text:p>
          </draw:text-box>
        </draw:frame>
        <draw:frame draw:style-name="gr22" draw:text-style-name="P25" draw:layer="layout" svg:width="0.783cm" svg:height="0.839cm" svg:x="2.664cm" svg:y="3.634cm">
          <draw:text-box>
            <text:p text:style-name="P10"><text:span text:style-name="T8">►</text:span></text:p>
          </draw:text-box>
        </draw:frame>
        <draw:frame draw:style-name="gr22" draw:text-style-name="P25" draw:layer="layout" svg:width="0.783cm" svg:height="0.839cm" svg:x="3.61cm" svg:y="3.635cm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8cm" svg:height="0.638cm" svg:x="10.157cm" svg:y="6.347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frame draw:style-name="gr14" draw:text-style-name="P15" draw:layer="layout" svg:width="11.433cm" svg:height="5.718cm" svg:x="-0.001cm" svg:y="9.523cm">
          <draw:image xlink:href="Pictures/2000018E00002CAA00001657A1CFA342.svm" xlink:type="simple" xlink:show="embed" xlink:actuate="onLoad" draw:mime-type="image/x-svm">
            <text:p/>
          </draw:image>
          <draw:image xlink:href="Pictures/10000001000001B1000000D958882DD1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4" draw:text-style-name="P1" draw:layer="layout" svg:width="10.795cm" svg:height="5.715cm" svg:x="0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59.9685101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119cm" draw:transform="rotate (1.5707963267949) translate (0.459cm 7.62cm)">
          <draw:text-box>
            <text:p text:style-name="P3"><text:span text:style-name="T1">IMGENIE</text:span></text:p>
          </draw:text-box>
        </draw:frame>
        <draw:custom-shape draw:style-name="gr5" draw:text-style-name="P1" draw:layer="layout" svg:width="0.635cm" svg:height="0.635cm" svg:x="5.865cm" svg:y="3.81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5.865cm" svg:y="4.78cm">
          <text:p/>
          <draw:enhanced-geometry svg:viewBox="0 0 21600 21600" draw:path-stretchpoint-x="10800" draw:path-stretchpoint-y="10800" draw:text-areas="?f3 ?f4 ?f5 ?f6" draw:type="round-rectangle" draw:modifiers="2821.0857592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5.715cm" svg:x="1.90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1.856cm 7.685cm)">
          <draw:text-box>
            <text:p text:style-name="P8"><text:span text:style-name="T7">Load Models</text:span></text:p>
          </draw:text-box>
        </draw:frame>
        <draw:custom-shape draw:style-name="gr7" draw:text-style-name="P7" draw:layer="layout" svg:width="0.635cm" svg:height="5.715cm" svg:x="2.85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2.801cm 7.685cm)">
          <draw:text-box>
            <text:p text:style-name="P8"><text:span text:style-name="T7">Select Image</text:span></text:p>
          </draw:text-box>
        </draw:frame>
        <draw:custom-shape draw:style-name="gr7" draw:text-style-name="P7" draw:layer="layout" svg:width="0.635cm" svg:height="5.715cm" svg:x="3.83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943cm" svg:height="0.725cm" draw:transform="rotate (1.5707963267949) translate (3.781cm 7.62cm)">
          <draw:text-box>
            <text:p text:style-name="P8"><text:span text:style-name="T7">Description</text:span></text:p>
          </draw:text-box>
        </draw:frame>
        <draw:custom-shape draw:style-name="gr7" draw:text-style-name="P7" draw:layer="layout" svg:width="0.635cm" svg:height="5.715cm" svg:x="4.831cm" svg:y="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175cm" svg:height="0.725cm" draw:transform="rotate (1.5707963267949) translate (4.782cm 7.685cm)">
          <draw:text-box>
            <text:p text:style-name="P8"><text:span text:style-name="T7">New Image</text:span></text:p>
          </draw:text-box>
        </draw:frame>
        <draw:frame draw:style-name="gr14" draw:text-style-name="P15" draw:layer="layout" svg:width="0.636cm" svg:height="0.636cm" svg:x="5.865cm" svg:y="4.779cm">
          <draw:image xlink:href="Pictures/2000001A000004FA000004FA1E32C6C5.svm" xlink:type="simple" xlink:show="embed" xlink:actuate="onLoad" draw:mime-type="image/x-svm">
            <text:p/>
          </draw:image>
          <draw:image xlink:href="Pictures/1000000100000031000000311D022E12.png" xlink:type="simple" xlink:show="embed" xlink:actuate="onLoad" draw:mime-type="image/png"/>
        </draw:frame>
        <draw:frame draw:style-name="gr14" draw:text-style-name="P15" draw:layer="layout" svg:width="0.638cm" svg:height="0.638cm" svg:x="5.865cm" svg:y="3.81cm">
          <draw:image xlink:href="Pictures/2000001A000004FA000004FAF87419ED.svm" xlink:type="simple" xlink:show="embed" xlink:actuate="onLoad" draw:mime-type="image/x-svm">
            <text:p/>
          </draw:image>
          <draw:image xlink:href="Pictures/10000001000000310000003169745217.png" xlink:type="simple" xlink:show="embed" xlink:actuate="onLoad" draw:mime-type="image/png"/>
        </draw:frame>
        <draw:frame draw:style-name="gr22" draw:text-style-name="P25" draw:layer="layout" svg:width="0.783cm" svg:height="0.839cm" svg:x="1.764cm" svg:y="3.634cm">
          <draw:text-box>
            <text:p text:style-name="P10"><text:span text:style-name="T8">►</text:span></text:p>
          </draw:text-box>
        </draw:frame>
        <draw:frame draw:style-name="gr22" draw:text-style-name="P25" draw:layer="layout" svg:width="0.783cm" svg:height="0.839cm" svg:x="2.664cm" svg:y="3.634cm">
          <draw:text-box>
            <text:p text:style-name="P10"><text:span text:style-name="T8">►</text:span></text:p>
          </draw:text-box>
        </draw:frame>
        <draw:frame draw:style-name="gr22" draw:text-style-name="P25" draw:layer="layout" svg:width="0.783cm" svg:height="0.839cm" svg:x="3.61cm" svg:y="3.635cm">
          <draw:text-box>
            <text:p text:style-name="P10"><text:span text:style-name="T8">►</text:span></text:p>
          </draw:text-box>
        </draw:frame>
        <draw:frame draw:style-name="gr14" draw:text-style-name="P15" draw:layer="layout" svg:width="0.638cm" svg:height="0.638cm" svg:x="5.857cm" svg:y="6.347cm">
          <draw:image xlink:href="Pictures/2000000F000004FA000004FACEF176C2.svm" xlink:type="simple" xlink:show="embed" xlink:actuate="onLoad" draw:mime-type="image/x-svm">
            <text:p/>
          </draw:image>
          <draw:image xlink:href="Pictures/100000010000003100000031BAB65EA5.png" xlink:type="simple" xlink:show="embed" xlink:actuate="onLoad" draw:mime-type="image/png"/>
        </draw:frame>
        <draw:frame draw:style-name="gr22" draw:text-style-name="P25" draw:layer="layout" svg:width="0.783cm" svg:height="0.839cm" svg:x="4.711cm" svg:y="3.636cm">
          <draw:text-box>
            <text:p text:style-name="P10"><text:span text:style-name="T8">►</text:span></text:p>
          </draw:text-box>
        </draw:frame>
        <draw:custom-shape draw:style-name="gr6" draw:text-style-name="P1" draw:layer="layout" svg:width="2.64cm" svg:height="0.635cm" svg:x="7.285cm" svg:y="4.385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6" draw:text-style-name="P1" draw:layer="layout" svg:width="2.64cm" svg:height="0.635cm" svg:x="7.285cm" svg:y="5.536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6" draw:layer="layout" svg:width="2.54cm" svg:height="0.635cm" svg:x="7.285cm" svg:y="3.81cm">
          <draw:text-box>
            <text:p text:style-name="P5">Setting 1</text:p>
          </draw:text-box>
        </draw:frame>
        <draw:frame draw:style-name="gr4" draw:text-style-name="P6" draw:layer="layout" svg:width="2.54cm" svg:height="0.635cm" svg:x="7.285cm" svg:y="4.96cm">
          <draw:text-box>
            <text:p text:style-name="P5"><text:span text:style-name="T5">Setting 2</text:span></text:p>
          </draw:text-box>
        </draw:frame>
        <draw:frame draw:style-name="gr4" draw:text-style-name="P6" draw:layer="layout" svg:width="2.54cm" svg:height="0.635cm" svg:x="7.285cm" svg:y="6.111cm">
          <draw:text-box>
            <text:p text:style-name="P5"><text:span text:style-name="T5">Setting 3</text:span></text:p>
          </draw:text-box>
        </draw:frame>
        <draw:custom-shape draw:style-name="gr6" draw:text-style-name="P1" draw:layer="layout" svg:width="2.64cm" svg:height="0.635cm" svg:x="7.285cm" svg:y="6.685cm">
          <text:p/>
          <draw:enhanced-geometry svg:viewBox="0 0 21600 21600" draw:path-stretchpoint-x="10800" draw:path-stretchpoint-y="10800" draw:text-areas="?f3 ?f4 ?f5 ?f6" draw:type="round-rectangle" draw:modifiers="4367.5845790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9" draw:text-style-name="P11" draw:layer="layout" svg:width="0.783cm" svg:height="0.839cm" draw:transform="rotate (-1.5707963267949) translate (10.029cm 4.237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10.03cm 5.338cm)">
          <draw:text-box>
            <text:p text:style-name="P10"><text:span text:style-name="T8">►</text:span></text:p>
          </draw:text-box>
        </draw:frame>
        <draw:frame draw:style-name="gr9" draw:text-style-name="P11" draw:layer="layout" svg:width="0.783cm" svg:height="0.839cm" draw:transform="rotate (-1.5707963267949) translate (10.03cm 6.538cm)">
          <draw:text-box>
            <text:p text:style-name="P10"><text:span text:style-name="T8">►</text:span></text:p>
          </draw:text-box>
        </draw:frame>
        <draw:line draw:style-name="gr20" draw:text-style-name="P22" draw:layer="layout" svg:x1="6.985cm" svg:y1="3.81cm" svg:x2="6.985cm" svg:y2="8.255cm">
          <text:p/>
        </draw:line>
        <draw:frame draw:style-name="gr14" draw:text-style-name="P15" draw:layer="layout" svg:width="10.798cm" svg:height="5.718cm" svg:x="-0.002cm" svg:y="9.523cm">
          <draw:image xlink:href="Pictures/200001A200002A2F000016577A11ABB3.svm" xlink:type="simple" xlink:show="embed" xlink:actuate="onLoad" draw:mime-type="image/x-svm">
            <text:p/>
          </draw:image>
          <draw:image xlink:href="Pictures/1000000100000199000000D9592EC3CE.png" xlink:type="simple" xlink:show="embed" xlink:actuate="onLoad" draw:mime-type="image/png"/>
        </draw:frame>
        <presentation:notes draw:style-name="dp1">
          <draw:page-thumbnail draw:style-name="gr18" draw:layer="layout" svg:width="18.624cm" svg:height="10.476cm" svg:x="1.482cm" svg:y="2.123cm" draw:page-number="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ffffff" draw:distance="0.40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2T12:15:34.600528604</meta:creation-date>
    <dc:date>2026-01-02T14:43:13.738114937</dc:date>
    <meta:editing-duration>PT29M</meta:editing-duration>
    <meta:editing-cycles>7</meta:editing-cycles>
    <meta:generator>LibreOffice/25.8.3.2$Linux_X86_64 LibreOffice_project/580$Build-2</meta:generator>
    <meta:document-statistic meta:object-count="258"/>
  </office:meta>
</office:document-meta>
</file>